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fo:font-size="20pt" style:text-underline-style="none" style:font-size-asian="17.5pt" style:font-size-complex="20pt"/>
    </style:style>
    <style:style style:name="P3" style:family="paragraph" style:parent-style-name="Standard">
      <style:paragraph-properties fo:text-align="center"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T1" style:family="text">
      <style:text-properties fo:font-size="18pt" style:font-size-asian="15.75pt" style:font-size-complex="18pt"/>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Clement</text:p>
      <text:p text:style-name="P1">CIS 244</text:p>
      <text:p text:style-name="P1">Assignment 2</text:p>
      <text:p text:style-name="P1"/>
      <text:p text:style-name="P2">Preliminary investigation report:<text:span text:style-name="T1"> distribution system</text:span></text:p>
      <text:p text:style-name="P3"/>
      <text:p text:style-name="P4">Introduction:</text:p>
      <text:p text:style-name="P5">This is a preliminary investigation report for improving software distribution of Canonical software</text:p>
      <text:p text:style-name="P5"/>
      <text:p text:style-name="P4">Systems Request Summary:</text:p>
      <text:p text:style-name="P4"><text:span text:style-name="T2">Canonical's primary product is a linux based operating system called Ubuntu. Although work on both Ubuntu and supporting 3rd party software is performed efficiently using an open source method. Many 3rd party applications offered within the official repositories are not updated frequently and consequently can become out of date.</text:span></text:p>
      <text:p text:style-name="P4"><text:span text:style-name="T2"/></text:p>
      <text:p text:style-name="P4">Preliminary Investigation Findings:</text:p>
      <text:p text:style-name="P4"><text:span text:style-name="T2">1. While the initial installation of Ubuntu is performed using an installation disc all updates are distributed as .deb packages from Canonicals Ubuntu repositories. These updates are usually installed automatically using APT (Advanced Package Tool). </text:span></text:p>
      <text:p text:style-name="P4"><text:span text:style-name="T2"/></text:p>
      <text:p text:style-name="P4"><text:span text:style-name="T2">2. Many different 3rd party software capable of enhancing user experience of Canonical software is also offered on the Ubuntu repositories. Although distributed freely by Canonical this software is not directly supported and is reliant on project maintainers who are often unpaid volunteers. This often results in out of date software stored in the repositories, especially for smaller software projects. </text:span></text:p>
      <text:p text:style-name="P4"><text:span text:style-name="T2"/></text:p>
      <text:p text:style-name="P4"><text:span text:style-name="T2">3. Ubuntu's .deb packages are capable of working on any linux system with dpkg installed. Likewise any .deb package designed for another linux distribution is capable on Ubuntu so long as the dependencies are resolved.</text:span></text:p>
      <text:p text:style-name="P4"><text:span text:style-name="T2"/></text:p>
      <text:p text:style-name="P4"><text:span text:style-name="T2">4. Some linux distributions use RPM (Red Hat package manager) and portage instead of dpkg. Attempting to use different package types can create conflicts and broken dependencies.</text:span></text:p>
      <text:p text:style-name="P4"><text:span text:style-name="T2"/></text:p>
      <text:p text:style-name="P4">Recommendations:</text:p>
      <text:p text:style-name="P4"><text:span text:style-name="T2">Providing convenient access to up to date 3rd party software is a priority in order to increase the value to the core Ubuntu system. This project should focus on ways to improve distribution of 3rd party software. </text:span></text:p>
      <text:p text:style-name="P4"><text:span text:style-name="T2"/></text:p>
      <text:p text:style-name="P4">Time and Cost Estimates:</text:p>
      <text:p text:style-name="P5">The cost of this analysis will be the cost in manpower to perform it. Although much of our development work is done by volunteers we will most likely need to hire someone to perform task. If this project continues beyond the estimate stage then further cost will be minimal. </text:p>
      <text:p text:style-name="P5"/>
      <text:p text:style-name="P4">Expected Benefits:</text:p>
      <text:p text:style-name="P4"><text:span text:style-name="T2">By making 3rd party software more easily accessible to our current customers then we will gain an image of having a more superior product. This image will bring in more customers giving us a greater income through our support services and more potential volunteers to help with programming and testing task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initial-creator>donkyhotay</meta:initial-creator>
    <meta:creation-date>2008-04-14T18:57:53</meta:creation-date>
    <dc:creator>donkyhotay</dc:creator>
    <dc:date>2008-04-14T21:11:43</dc:date>
    <meta:editing-cycles>2</meta:editing-cycles>
    <meta:editing-duration>PT2H13M52S</meta:editing-duration>
    <meta:user-defined meta:name="Info 1"/>
    <meta:user-defined meta:name="Info 2"/>
    <meta:user-defined meta:name="Info 3"/>
    <meta:user-defined meta:name="Info 4"/>
    <meta:document-statistic meta:table-count="0" meta:image-count="0" meta:object-count="0" meta:page-count="1" meta:paragraph-count="19" meta:word-count="381" meta:character-count="2495"/>
  </office:meta>
</office:document-meta>
</file>